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10.89pt"/>
    </style:style>
    <style:style style:name="co3" style:family="table-column">
      <style:table-column-properties fo:break-before="auto" style:column-width="364.14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Loan_20_paymen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104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10011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none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0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oan payment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25" table:default-cell-style-name="ce1"/>
        <table:table-row table:style-name="ro1">
          <table:table-cell office:value-type="string" calcext:value-type="string">
            <text:p>Present value (initial principal)</text:p>
          </table:table-cell>
          <table:table-cell table:style-name="ce2" office:value-type="currency" office:currency="USD" office:value="200000" calcext:value-type="currency">
            <text:p>$200,000.0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nnual rate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r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Payments per year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Future valu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ayment</text:p>
          </table:table-cell>
          <table:table-cell table:style-name="ce5" table:formula="of:=PMT([.B2]/[.B4];[.B3]*[.B4];[.B1];0)" office:value-type="float" office:value="-954.830590930946" calcext:value-type="float">
            <text:p>-$954.8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First payment interest</text:p>
          </table:table-cell>
          <table:table-cell table:style-name="ce6" table:formula="of:=[.B1]*[.B2]/[.B4]" office:value-type="currency" office:currency="USD" office:value="666.666666666667" calcext:value-type="currency">
            <text:p>$666.67</text:p>
          </table:table-cell>
          <table:table-cell table:number-columns-repeated="126"/>
        </table:table-row>
        <table:table-row table:style-name="ro2">
          <table:table-cell office:value-type="string" calcext:value-type="string">
            <text:p>First payment principal</text:p>
          </table:table-cell>
          <table:table-cell table:style-name="ce5" table:formula="of:=-[.B6]-[.B7]" office:value-type="float" office:value="288.163924264279" calcext:value-type="float">
            <text:p>$288.16</text:p>
          </table:table-cell>
          <table:table-cell table:number-columns-repeated="126"/>
        </table:table-row>
        <table:table-row table:style-name="ro1">
          <table:table-cell/>
          <table:table-cell table:style-name="ce7"/>
          <table:table-cell table:number-columns-repeated="126"/>
        </table:table-row>
        <table:table-row table:style-name="ro2" table:number-rows-repeated="118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'Loan payment'.$A$1" table:expression="#REF!"/>
          <table:named-expression table:name="Sheet_Title" table:base-cell-address="$'Loan payment'.$A$1" table:expression="&quot;Loan paymen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loext:min-decimal-places="2" number:min-integer-digits="1"/>
    </number:currency-style>
    <number:percentage-style style:name="N122">
      <number:number number:decimal-places="3" loext:min-decimal-places="3" number:min-integer-digits="1" number:grouping="true"/>
      <number:text>%</number:text>
    </number:percentage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">
      <number:number number:decimal-places="6" loext:min-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oan_20_payment" style:display-name="Loan paymen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09:23:35.334054770</dc:date>
    <meta:creation-date>2015-08-02T10:38:35Z</meta:creation-date>
    <meta:editing-cycles>6</meta:editing-cycles>
    <meta:editing-duration>PT17M41S</meta:editing-duration>
    <meta:generator>LibreOffice/5.0.4.2$OpenBSD_X86_64 LibreOffice_project/00m0$Build-2</meta:generator>
    <meta:document-statistic meta:table-count="1" meta:cell-count="17" meta:object-count="0"/>
  </office:meta>
</office:document-meta>
</file>